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00000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5cm"/>
    </style:style>
    <style:style style:name="gr6" style:family="graphic" style:parent-style-name="standard">
      <style:graphic-properties svg:stroke-width="0.03cm" svg:stroke-color="#000000" draw:marker-start-width="0.245cm" draw:marker-end="Arrow" draw:marker-end-width="0.345cm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0.3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family="'DejaVu Sans'" style:font-style-name="Book" style:font-family-generic="swiss" style:font-pitch="variable"/>
    </style:style>
    <style:style style:name="P2" style:family="paragraph">
      <style:text-properties fo:font-family="'DejaVu Sans'" style:font-style-name="Book" style:font-family-generic="swiss" style:font-pitch="variable"/>
    </style:style>
    <style:style style:name="P3" style:family="paragraph">
      <style:text-properties fo:font-family="'DejaVu Sans'" style:font-style-name="Book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family="'DejaVu Sans'" style:font-family-generic="swiss" style:font-pitch="variable" fo:font-size="13pt" style:font-size-asian="13pt" style:font-size-complex="13pt"/>
    </style:style>
    <style:style style:name="P6" style:family="paragraph">
      <style:paragraph-properties fo:text-align="end"/>
      <style:text-properties fo:font-family="'DejaVu Sans'" style:font-family-generic="swiss" style:font-pitch="variable" fo:font-size="13pt" style:font-size-asian="13pt" style:font-size-complex="13pt"/>
    </style:style>
    <style:style style:name="P7" style:family="paragraph">
      <style:paragraph-properties fo:text-align="center"/>
      <style:text-properties fo:font-family="'DejaVu Sans'" style:font-style-name="Book" style:font-family-generic="swiss" style:font-pitch="variable" fo:font-size="15pt" style:font-size-asian="15pt" style:font-size-complex="15pt"/>
    </style:style>
    <style:style style:name="P8" style:family="paragraph">
      <style:text-properties fo:font-family="'DejaVu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DejaVu Sans'" style:font-family-generic="swiss" style:font-pitch="variable"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family="'DejaVu Sans'" style:font-family-generic="swiss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75cm" svg:height="16cm" svg:x="1cm" svg:y="1cm">
          <text:p/>
          <draw:enhanced-geometry svg:viewBox="0 0 21600 21600" draw:path-stretchpoint-x="10800" draw:path-stretchpoint-y="10800" draw:text-areas="?f3 ?f4 ?f5 ?f6" draw:type="round-rectangle" draw:modifiers="703.475859441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25cm" svg:height="1.25cm" svg:x="7.25cm" svg:y="6.25cm"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25cm" svg:height="1.5cm" svg:x="1.5cm" svg:y="10cm">
          <text:p text:style-name="P1">Interpr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5cm" svg:height="6.5cm" svg:x="10.5cm" svg:y="10.25cm">
          <text:p/>
          <draw:enhanced-geometry svg:viewBox="0 0 21600 21600" draw:path-stretchpoint-x="10800" draw:path-stretchpoint-y="10800" draw:text-areas="?f3 ?f4 ?f5 ?f6" draw:type="round-rectangle" draw:modifiers="1976.570218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4.25cm" svg:height="2.75cm" svg:x="24.45cm" svg:y="13.75cm">
          <text:p text:style-name="P1">Z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4.25cm" svg:height="1.5cm" svg:x="7.25cm" svg:y="2.5cm">
          <text:p text:style-name="P1">Editor / 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25cm" svg:height="1.5cm" svg:x="15.75cm" svg:y="2.5cm">
          <text:p text:style-name="P1">Hilfe</text:p>
          <text:p text:style-name="P1">Dokum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25cm" svg:height="1.75cm" svg:x="1.5cm" svg:y="14.25cm">
          <text:p text:style-name="P1">Laufzeit-</text:p>
          <text:p text:style-name="P1">prü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5.75cm" svg:y1="15.125cm" svg:x2="13.15cm" svg:y2="15.125cm" draw:start-shape="id1" draw:start-glue-point="1" draw:end-shape="id2" svg:d="m5750 15125h7400">
          <text:p/>
        </draw:connector>
        <draw:connector draw:style-name="gr4" draw:text-style-name="P1" draw:layer="layout" draw:type="curve" svg:x1="3.625cm" svg:y1="11.5cm" svg:x2="3.625cm" svg:y2="14.25cm" draw:start-shape="id3" draw:end-shape="id1" svg:d="m3625 11500v2750">
          <text:p/>
        </draw:connector>
        <draw:frame draw:style-name="gr5" draw:text-style-name="P3" draw:layer="layout" svg:width="6cm" svg:height="0.831cm" svg:x="1.25cm" svg:y="1.25cm">
          <draw:text-box>
            <text:p text:style-name="P2"><text:span text:style-name="T1">Worthwhile</text:span></text:p>
          </draw:text-box>
        </draw:frame>
        <draw:connector draw:style-name="gr4" draw:text-style-name="P1" draw:layer="layout" draw:type="curve" svg:x1="11.5cm" svg:y1="6.875cm" svg:x2="13.1cm" svg:y2="11cm" draw:start-shape="id4" draw:start-glue-point="1" draw:end-shape="id5" draw:end-glue-point="0" svg:d="m11500 6875c1067 0 1600 1375 1600 4125">
          <text:p/>
        </draw:connector>
        <draw:connector draw:style-name="gr6" draw:text-style-name="P4" draw:layer="layout" draw:type="curve" svg:x1="7.25cm" svg:y1="6.875cm" svg:x2="3.625cm" svg:y2="10cm" draw:start-shape="id4" draw:start-glue-point="3" draw:end-shape="id3" draw:end-glue-point="0" svg:d="m7250 6875c-2417 0-3625 1041-3625 3125">
          <text:p/>
        </draw:connector>
        <draw:connector draw:style-name="gr6" draw:text-style-name="P4" draw:layer="layout" draw:type="curve" svg:x1="7.25cm" svg:y1="6.875cm" svg:x2="7.25cm" svg:y2="3.25cm" draw:start-shape="id4" draw:start-glue-point="3" draw:end-shape="id6" draw:end-glue-point="3" svg:d="m7250 6875c-772 0-772-3625 0-3625">
          <text:p/>
        </draw:connector>
        <draw:connector draw:style-name="gr6" draw:text-style-name="P4" draw:layer="layout" draw:type="curve" svg:x1="11.5cm" svg:y1="3.25cm" svg:x2="11.5cm" svg:y2="6.875cm" draw:start-shape="id6" draw:start-glue-point="1" draw:end-shape="id4" draw:end-glue-point="1" svg:d="m11500 3250c774 0 774 3625 0 3625">
          <text:p/>
        </draw:connector>
        <draw:frame draw:style-name="gr7" draw:text-style-name="P5" draw:layer="layout" svg:width="3.95cm" svg:height="0.78cm" svg:x="9.6cm" svg:y="4.7cm">
          <draw:text-box>
            <text:p text:style-name="P5"><text:span text:style-name="T2">Quelltext</text:span></text:p>
          </draw:text-box>
        </draw:frame>
        <draw:frame draw:style-name="gr8" draw:text-style-name="P5" draw:layer="layout" svg:width="4.7cm" svg:height="1.75cm" svg:x="1.95cm" svg:y="4.5cm">
          <draw:text-box>
            <text:p text:style-name="P6"><text:span text:style-name="T2">Fehler-</text:span></text:p>
            <text:p text:style-name="P6"><text:span text:style-name="T2">meldungen</text:span></text:p>
          </draw:text-box>
        </draw:frame>
        <draw:frame draw:style-name="gr8" draw:text-style-name="P5" draw:layer="layout" svg:width="1.75cm" svg:height="1.75cm" svg:x="3.75cm" svg:y="7.75cm">
          <draw:text-box>
            <text:p text:style-name="P6"><text:span text:style-name="T2">AST</text:span></text:p>
          </draw:text-box>
        </draw:frame>
        <draw:frame draw:style-name="gr8" draw:text-style-name="P5" draw:layer="layout" svg:width="3.95cm" svg:height="1.75cm" svg:x="3.55cm" svg:y="12.25cm">
          <draw:text-box>
            <text:p text:style-name="P5"><text:span text:style-name="T2">Programm-</text:span></text:p>
            <text:p text:style-name="P5"><text:span text:style-name="T2">zustand</text:span></text:p>
          </draw:text-box>
        </draw:frame>
        <draw:frame draw:style-name="gr9" draw:text-style-name="P6" draw:layer="layout" svg:width="1.75cm" svg:height="0.78cm" svg:x="11.25cm" svg:y="8.5cm">
          <draw:text-box>
            <text:p text:style-name="P6"><text:span text:style-name="T2">AST</text:span></text:p>
          </draw:text-box>
        </draw:frame>
        <draw:connector draw:style-name="gr6" draw:text-style-name="P4" draw:layer="layout" draw:type="curve" draw:line-skew="0.476cm" svg:x1="15.275cm" svg:y1="16cm" svg:x2="26.575cm" svg:y2="16.5cm" draw:start-shape="id2" draw:start-glue-point="2" draw:end-shape="id7" svg:d="m15275 16000c0 2236 11300 1986 11300 500">
          <text:p/>
        </draw:connector>
        <draw:connector draw:style-name="gr6" draw:text-style-name="P4" draw:layer="layout" draw:type="curve" svg:x1="24.45cm" svg:y1="15.125cm" svg:x2="17.4cm" svg:y2="15.125cm" draw:start-shape="id7" draw:start-glue-point="3" draw:end-shape="id2" draw:end-glue-point="1" svg:d="m24450 15125h-7050">
          <text:p/>
        </draw:connector>
        <draw:frame draw:style-name="gr8" draw:text-style-name="P5" draw:layer="layout" svg:width="3.95cm" svg:height="1.75cm" svg:x="6cm" svg:y="13.75cm">
          <draw:text-box>
            <text:p text:style-name="P5"><text:span text:style-name="T2">Programm-</text:span></text:p>
            <text:p text:style-name="P5"><text:span text:style-name="T2">zustand</text:span></text:p>
          </draw:text-box>
        </draw:frame>
        <draw:custom-shape draw:style-name="gr2" draw:text-style-name="P7" xml:id="id5" draw:id="id5" draw:layer="layout" svg:width="3.8cm" svg:height="2cm" svg:x="11.2cm" svg:y="11cm">
          <text:p text:style-name="P7"><text:span text:style-name="T3">Generator für</text:span></text:p>
          <text:p text:style-name="P7"><text:span text:style-name="T3">Beweisver-</text:span></text:p>
          <text:p text:style-name="P7"><text:span text:style-name="T3">pflicht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25cm" svg:height="1.75cm" svg:x="13.15cm" svg:y="14.25cm">
          <text:p text:style-name="P1">SMTLIB-</text:p>
          <text:p text:style-name="P1">Überset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5.2cm" svg:height="1.75cm" svg:x="19.95cm" svg:y="14cm">
          <draw:text-box>
            <text:p text:style-name="P5"><text:span text:style-name="T2">Beweisresultat, </text:span></text:p>
            <text:p text:style-name="P5"><text:span text:style-name="T2">evtl. Modell</text:span></text:p>
          </draw:text-box>
        </draw:frame>
        <draw:connector draw:style-name="gr6" draw:text-style-name="P4" draw:layer="layout" draw:type="curve" svg:x1="11.5cm" svg:y1="3.25cm" svg:x2="15.75cm" svg:y2="3.25cm" draw:start-shape="id6" draw:start-glue-point="1" draw:end-shape="id8" draw:end-glue-point="3" svg:d="m11500 3250h4250">
          <text:p/>
        </draw:connector>
        <draw:frame draw:style-name="gr9" draw:text-style-name="P5" draw:layer="layout" svg:width="1.95cm" svg:height="0.78cm" svg:x="12.55cm" svg:y="2.5cm">
          <draw:text-box>
            <text:p text:style-name="P5"><text:span text:style-name="T2">Aufruf</text:span></text:p>
          </draw:text-box>
        </draw:frame>
        <draw:frame draw:style-name="gr8" draw:text-style-name="P5" draw:layer="layout" svg:width="5.2cm" svg:height="1.75cm" svg:x="18.3cm" svg:y="17.85cm">
          <draw:text-box>
            <text:p text:style-name="P5"><text:span text:style-name="T2">Beweisspezifikation</text:span></text:p>
          </draw:text-box>
        </draw:frame>
        <draw:frame draw:style-name="gr9" draw:text-style-name="P8" draw:layer="layout" svg:width="5.7cm" svg:height="1.309cm" svg:x="10.5cm" svg:y="15.5cm">
          <draw:text-box>
            <text:p text:style-name="P8"><text:span text:style-name="T4">Beweiser-</text:span></text:p>
            <text:p text:style-name="P8"><text:span text:style-name="T4">schnittstelle</text:span></text:p>
          </draw:text-box>
        </draw:frame>
        <draw:frame draw:style-name="gr9" draw:text-style-name="P6" draw:layer="layout" svg:width="3.75cm" svg:height="1.309cm" svg:x="9.5cm" svg:y="12.941cm">
          <draw:text-box>
            <text:p text:style-name="P6"><text:span text:style-name="T2">Beweis-</text:span></text:p>
            <text:p text:style-name="P6"><text:span text:style-name="T2">verpfl.</text:span></text:p>
          </draw:text-box>
        </draw:frame>
        <draw:connector draw:style-name="gr4" draw:text-style-name="P1" draw:layer="layout" draw:type="curve" svg:x1="13.1cm" svg:y1="13cm" svg:x2="15.275cm" svg:y2="14.25cm" draw:start-shape="id5" draw:start-glue-point="2" draw:end-shape="id2" draw:end-glue-point="0" svg:d="m13100 13000c0 939 2175 314 2175 1250">
          <text:p/>
        </draw:connector>
        <draw:custom-shape draw:style-name="gr2" draw:text-style-name="P7" xml:id="id9" draw:id="id9" draw:layer="layout" svg:width="3.8cm" svg:height="2cm" svg:x="15.45cm" svg:y="11cm">
          <text:p text:style-name="P7"><text:span text:style-name="T3">Modell-</text:span></text:p>
          <text:p text:style-name="P7"><text:span text:style-name="T3">überse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5.275cm" svg:y1="14.25cm" svg:x2="17.35cm" svg:y2="13cm" draw:start-shape="id2" draw:end-shape="id9" draw:end-glue-point="2" svg:d="m15275 14250c0-936 2075-311 2075-1250">
          <text:p/>
        </draw:connector>
        <draw:connector draw:style-name="gr4" draw:text-style-name="P1" draw:layer="layout" draw:type="curve" svg:x1="17.35cm" svg:y1="11cm" svg:x2="11.5cm" svg:y2="6.875cm" draw:start-shape="id9" draw:start-glue-point="0" draw:end-shape="id4" draw:end-glue-point="1" svg:d="m17350 11000c0-2750-1950-4125-5850-4125">
          <text:p/>
        </draw:connector>
        <draw:frame draw:style-name="gr9" draw:text-style-name="P6" draw:layer="layout" svg:width="2cm" svg:height="0.78cm" svg:x="16.25cm" svg:y="7.75cm">
          <draw:text-box>
            <text:p text:style-name="P6"><text:span text:style-name="T2">Modell</text:span></text:p>
          </draw:text-box>
        </draw:frame>
        <draw:frame draw:style-name="gr9" draw:text-style-name="P6" draw:layer="layout" svg:width="2cm" svg:height="0.78cm" svg:x="16cm" svg:y="13.47cm">
          <draw:text-box>
            <text:p text:style-name="P6"><text:span text:style-name="T2">Mode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6T19:20:48</meta:creation-date>
    <dc:date>2011-11-17T12:57:20</dc:date>
    <meta:editing-duration>PT1H2M30S</meta:editing-duration>
    <meta:editing-cycles>57</meta:editing-cycles>
    <meta:generator>LibreOffice/3.3$Unix LibreOffice_project/330m19$Build-301</meta:generator>
    <dc:creator>Joachim Priesner</dc:creator>
    <meta:document-statistic meta:object-count="37"/>
  </office:meta>
</office:document-meta>
</file>